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120e" officeooo:paragraph-rsid="0002120e"/>
    </style:style>
    <style:style style:name="P2" style:family="paragraph" style:parent-style-name="Text_20_body">
      <style:text-properties officeooo:rsid="0002120e" officeooo:paragraph-rsid="0002120e"/>
    </style:style>
    <style:style style:name="P3" style:family="paragraph" style:parent-style-name="Standard">
      <style:text-properties officeooo:rsid="0002120e" officeooo:paragraph-rsid="0003b526"/>
    </style:style>
    <style:style style:name="P4" style:family="paragraph" style:parent-style-name="Text_20_body">
      <style:text-properties officeooo:rsid="0002120e" officeooo:paragraph-rsid="0003b526"/>
    </style:style>
    <style:style style:name="P5" style:family="paragraph" style:parent-style-name="Standard">
      <style:text-properties officeooo:rsid="0002120e" officeooo:paragraph-rsid="0006934f"/>
    </style:style>
    <style:style style:name="P6" style:family="paragraph" style:parent-style-name="Text_20_body">
      <style:text-properties officeooo:rsid="0002120e" officeooo:paragraph-rsid="0006934f"/>
    </style:style>
    <style:style style:name="P7" style:family="paragraph" style:parent-style-name="Standard">
      <style:text-properties officeooo:rsid="000473d5" officeooo:paragraph-rsid="000473d5"/>
    </style:style>
    <style:style style:name="P8" style:family="paragraph" style:parent-style-name="Standard">
      <style:text-properties officeooo:paragraph-rsid="0006934f"/>
    </style:style>
    <style:style style:name="P9" style:family="paragraph" style:parent-style-name="Preformatted_20_Text" style:list-style-name="L15"/>
    <style:style style:name="P10" style:family="paragraph" style:parent-style-name="Preformatted_20_Text" style:list-style-name="L15">
      <style:paragraph-properties fo:margin-left="0cm" fo:margin-right="0cm" fo:text-indent="0cm" style:auto-text-indent="false"/>
    </style:style>
    <style:style style:name="P11" style:family="paragraph" style:parent-style-name="Preformatted_20_Text" style:list-style-name="L15">
      <style:paragraph-properties fo:margin-top="0cm" fo:margin-bottom="0.499cm" style:contextual-spacing="false"/>
    </style:style>
    <style:style style:name="P12" style:family="paragraph" style:parent-style-name="Text_20_body" style:list-style-name="L1"/>
    <style:style style:name="P13" style:family="paragraph" style:parent-style-name="Text_20_body" style:list-style-name="L1">
      <style:paragraph-properties fo:margin-left="0cm" fo:margin-right="0cm" fo:text-indent="0cm" style:auto-text-indent="false"/>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paragraph-properties fo:margin-left="0cm" fo:margin-right="0cm" fo:text-indent="0cm" style:auto-text-indent="false"/>
    </style:style>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2">
      <style:paragraph-properties fo:margin-left="0cm" fo:margin-right="0cm" fo:text-indent="0cm" style:auto-text-indent="false"/>
    </style:style>
    <style:style style:name="P28" style:family="paragraph" style:parent-style-name="Text_20_body" style:list-style-name="L13"/>
    <style:style style:name="P29" style:family="paragraph" style:parent-style-name="Text_20_body" style:list-style-name="L13">
      <style:paragraph-properties fo:margin-left="0cm" fo:margin-right="0cm" fo:text-indent="0cm" style:auto-text-indent="false"/>
    </style:style>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T1" style:family="text">
      <style:text-properties officeooo:rsid="0002120e"/>
    </style:style>
    <style:style style:name="T2" style:family="text">
      <style:text-properties fo:font-style="italic"/>
    </style:style>
    <style:style style:name="T3" style:family="text">
      <style:text-properties officeooo:rsid="0003b526"/>
    </style:style>
    <style:style style:name="T4" style:family="text">
      <style:text-properties officeooo:rsid="000473d5"/>
    </style:style>
    <style:style style:name="T5" style:family="text">
      <style:text-properties officeooo:rsid="00052bd6"/>
    </style:style>
    <style:style style:name="T6" style:family="text">
      <style:text-properties officeooo:rsid="0006934f"/>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OM</text:p>
      <text:p text:style-name="P1"/>
      <text:p text:style-name="P1">- Analisis de la página web.</text:p>
      <text:p text:style-name="P1"/>
      <text:p text:style-name="P1"/>
      <text:p text:style-name="P1"/>
      <text:p text:style-name="P1">Nombre de la pagina: Inicio.html</text:p>
      <text:p text:style-name="P1">Dificultad: <text:span text:style-name="Strong_20_Emphasis">Estimada: 4/10</text:span></text:p>
      <text:p text:style-name="P1"><text:span text:style-name="Strong_20_Emphasis"/></text:p>
      <text:list text:style-name="L1">
        <text:list-item>
          <text:p text:style-name="P12"><text:span text:style-name="Strong_20_Emphasis">Enfoque Iterativo:</text:span> No intentes hacer todo perfecto desde el principio. Primero, la estructura HTML. Luego, los estilos CSS básicos. Después, los detalles y efectos.</text:p>
        </text:list-item>
        <text:list-item>
          <text:p text:style-name="P12"><text:span text:style-name="Strong_20_Emphasis">HTML Semántico:</text:span> Utiliza etiquetas HTML que describan el contenido. En lugar de muchos divs, usa &lt;header&gt;, &lt;nav&gt;, &lt;main&gt;, &lt;section&gt;, &lt;footer&gt;. Esto es bueno para la accesibilidad y el SEO.</text:p>
        </text:list-item>
        <text:list-item>
          <text:p text:style-name="P12"><text:span text:style-name="Strong_20_Emphasis">CSS Organizativo:</text:span></text:p>
          <text:list>
            <text:list-item>
              <text:p text:style-name="P13"><text:span text:style-name="Strong_20_Emphasis">Clases Descriptivas:</text:span> Usa nombres de clases que describan el <text:span text:style-name="T2">propósito</text:span> del elemento (ej. .main-hero-image, .nav-item), no su <text:span text:style-name="T2">apariencia</text:span> (ej. .red-text).</text:p>
            </text:list-item>
            <text:list-item>
              <text:p text:style-name="P12"><text:span text:style-name="Strong_20_Emphasis">Variables CSS:</text:span> Para colores (como tus morados, azules), puedes definirlos una vez y reutilizarlos. Esto hace que sea fácil cambiar la paleta de colores de toda la web.</text:p>
            </text:list-item>
            <text:list-item>
              <text:p text:style-name="P12"><text:span text:style-name="Strong_20_Emphasis">Modularidad:</text:span> Piensa en componentes reutilizables. Tu menú, por ejemplo, podría ser un componente.</text:p>
            </text:list-item>
          </text:list>
        </text:list-item>
        <text:list-item>
          <text:p text:style-name="P12"><text:span text:style-name="Strong_20_Emphasis">Flexbox y Grid para Layouts:</text:span> Son tus mejores amigos para posicionar elementos. Para el centrado de la imagen principal y la organización de las frases de abajo, Flexbox sería ideal. Para un layout más complejo, Grid es potente.</text:p>
        </text:list-item>
        <text:list-item>
          <text:p text:style-name="P12"><text:span text:style-name="Strong_20_Emphasis">Imágenes y Recursos:</text:span> Asegúrate de que tu imagen principal tenga una buena resolución pero un tamaño de archivo optimizado para la web, para que la página cargue rápido.</text:p>
        </text:list-item>
        <text:list-item>
          <text:p text:style-name="P12"><text:span text:style-name="Strong_20_Emphasis">Mobile First (Opcional pero recomendado):</text:span> Si quieres que tu página sea responsive (que se vea bien en móviles), empieza diseñando para pantallas pequeñas y luego adapta para pantallas más grandes. Aunque para este proyecto, con el tiempo limitado, quizás no sea tu prioridad principal.</text:p>
        </text:list-item>
      </text:list>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Nombre de la pagina: Nosotras.html</text:p>
      <text:p text:style-name="P1">Dificultad: <text:span text:style-name="Strong_20_Emphasis">Estimada: 3/10</text:span></text:p>
      <text:p text:style-name="P1"/>
      <text:p text:style-name="P2"><text:span text:style-name="Strong_20_Emphasis">Estructura HTML (Básica): 2/10</text:span></text:p>
      <text:list text:style-name="L2">
        <text:list-item>
          <text:list>
            <text:list-item>
              <text:p text:style-name="P14">Similar a la anterior, con un encabezado (header) que contiene el logo y el menú.</text:p>
            </text:list-item>
            <text:list-item>
              <text:p text:style-name="P14">Un main o section para la imagen y el bloque de texto central. Muy sencillo.</text:p>
            </text:list-item>
          </text:list>
        </text:list-item>
        <text:list-item>
          <text:p text:style-name="P14"><text:span text:style-name="Strong_20_Emphasis">Estilos CSS (Básico): 4/10</text:span></text:p>
          <text:list>
            <text:list-item>
              <text:p text:style-name="P14"><text:span text:style-name="Strong_20_Emphasis">Fondo oscuro y coherencia de colores:</text:span> Fácil de mantener.</text:p>
            </text:list-item>
            <text:list-item>
              <text:p text:style-name="P14"><text:soft-page-break/><text:span text:style-name="Strong_20_Emphasis">Centrado de la imagen y del bloque de texto:</text:span> Fácil con flexbox o grid.</text:p>
            </text:list-item>
            <text:list-item>
              <text:p text:style-name="P14"><text:span text:style-name="Strong_20_Emphasis">Estilo del menú y logo:</text:span> Reutilizarás los estilos de la página anterior, lo cual es muy eficiente.</text:p>
            </text:list-item>
            <text:list-item>
              <text:p text:style-name="P14"><text:span text:style-name="Strong_20_Emphasis">Estilo del bloque de texto (fondo, padding, borde/sombra sutil):</text:span> Fácil. Podrías usar un div con un background-color semi-transparente o un color oscuro y border-radius si quieres esquinas redondeadas.</text:p>
            </text:list-item>
            <text:list-item>
              <text:p text:style-name="P14"><text:span text:style-name="Strong_20_Emphasis">Alineación del texto dentro del bloque:</text:span> Fácil.</text:p>
            </text:list-item>
          </text:list>
        </text:list-item>
      </text:list>
      <text:p text:style-name="P1"/>
      <text:p text:style-name="P1"/>
      <text:p text:style-name="P1">Nombre de la pagina: Registro.html</text:p>
      <text:p text:style-name="P1">Dificultad: <text:span text:style-name="Strong_20_Emphasis">Estimada: 8/10</text:span></text:p>
      <text:p text:style-name="P1"/>
      <text:p text:style-name="P2"><text:span text:style-name="Strong_20_Emphasis">Estructura HTML (Básica): 3/10</text:span></text:p>
      <text:list text:style-name="L3">
        <text:list-item>
          <text:list>
            <text:list-item>
              <text:p text:style-name="P15">Header (logo y menú) reutilizado.</text:p>
            </text:list-item>
            <text:list-item>
              <text:p text:style-name="P15">Un main o section que contendrá el div para el formulario y el div para la imagen decorativa.</text:p>
            </text:list-item>
            <text:list-item>
              <text:p text:style-name="P15">El formulario en sí (&lt;form&gt;) con etiquetas &lt;label&gt;, campos &lt;input&gt; y un botón &lt;button&gt;.</text:p>
            </text:list-item>
            <text:list-item>
              <text:p text:style-name="P15">Un footer para la información de Instagram.</text:p>
            </text:list-item>
          </text:list>
        </text:list-item>
        <text:list-item>
          <text:p text:style-name="P15"><text:span text:style-name="Strong_20_Emphasis">Estilos CSS (Básico): 5/10</text:span></text:p>
          <text:list>
            <text:list-item>
              <text:p text:style-name="P15"><text:span text:style-name="Strong_20_Emphasis">Fondo oscuro y elementos generales:</text:span> Reutilizable.</text:p>
            </text:list-item>
            <text:list-item>
              <text:p text:style-name="P15"><text:span text:style-name="Strong_20_Emphasis">Estilo del "card" del formulario:</text:span> Fácil (fondo oscuro, border-radius, padding, box-shadow opcional).</text:p>
            </text:list-item>
            <text:list-item>
              <text:p text:style-name="P15"><text:span text:style-name="Strong_20_Emphasis">Estilo de los campos input:</text:span> Fácil (ancho, padding, border, background-color, color del texto).</text:p>
            </text:list-item>
            <text:list-item>
              <text:p text:style-name="P15"><text:span text:style-name="Strong_20_Emphasis">Estilo del botón "Registrarse":</text:span> Fácil (color de fondo, padding, border-radius, color de texto).</text:p>
            </text:list-item>
            <text:list-item>
              <text:p text:style-name="P15"><text:span text:style-name="Strong_20_Emphasis">Posicionamiento del formulario y la imagen inferior derecha:</text:span> Esto podría requerir flexbox o grid para el main container, o posicionamiento absoluto/fijo para la imagen de la esquina. Un <text:span text:style-name="Strong_20_Emphasis">5/10</text:span> si quieres que todo sea responsive y se vea bien en diferentes tamaños de pantalla, de lo contrario, si es una posición fija, es más fácil.</text:p>
            </text:list-item>
            <text:list-item>
              <text:p text:style-name="P15"><text:span text:style-name="Strong_20_Emphasis">Estilo del footer:</text:span> Fácil.</text:p>
            </text:list-item>
          </text:list>
        </text:list-item>
        <text:list-item>
          <text:p text:style-name="P15"><text:span text:style-name="Strong_20_Emphasis">JavaScript (Validación del Formulario): 6/10</text:span></text:p>
          <text:list>
            <text:list-item>
              <text:p text:style-name="P15"><text:span text:style-name="Strong_20_Emphasis">Requerido:</text:span> Si quieres validar que los campos no estén vacíos, que el correo tenga formato de correo, o que las contraseñas coincidan (si añades un campo de confirmación). Esto es JS básico pero necesario para una buena experiencia de usuario.</text:p>
            </text:list-item>
            <text:list-item>
              <text:p text:style-name="P15"><text:soft-page-break/><text:span text:style-name="Strong_20_Emphasis">Opcional:</text:span> Si no haces validación frontend, es <text:span text:style-name="Strong_20_Emphasis">2/10</text:span>, pero es muy recomendable para evitar envíos de formularios inválidos.</text:p>
            </text:list-item>
          </text:list>
        </text:list-item>
        <text:list-item>
          <text:p text:style-name="P15"><text:span text:style-name="Strong_20_Emphasis">PHP/MySQL (Backend para Registro): 8/10</text:span></text:p>
          <text:list>
            <text:list-item>
              <text:p text:style-name="P15"><text:span text:style-name="Strong_20_Emphasis">Requerido:</text:span> Para procesar los datos del formulario, guardar la información del usuario en una base de datos (MySQL), manejar la encriptación de contraseñas, y responder al usuario (ej. "Registro exitoso"). Esta es la parte más compleja de todo el flujo, ya que involucra seguridad y gestión de base de datos.</text:p>
            </text:list-item>
          </text:list>
        </text:list-item>
      </text:list>
      <text:p text:style-name="P3">Nombre de la pagina: <text:span text:style-name="T3">Iniciar_sesion</text:span>.html</text:p>
      <text:p text:style-name="P3">Dificultad: <text:span text:style-name="Strong_20_Emphasis">Estimada: </text:span><text:span text:style-name="Strong_20_Emphasis"><text:span text:style-name="T3">6</text:span></text:span><text:span text:style-name="Strong_20_Emphasis">/10</text:span></text:p>
      <text:p text:style-name="P4"><text:span text:style-name="Strong_20_Emphasis">Estructura HTML (Básica): 3/10</text:span></text:p>
      <text:list text:style-name="L4">
        <text:list-item>
          <text:list>
            <text:list-item>
              <text:p text:style-name="P16">Prácticamente idéntica a la página de "Registrarse" en términos de estructura: Header, main con el "card" del formulario y la imagen decorativa, y footer. Mucha reutilización.</text:p>
            </text:list-item>
          </text:list>
        </text:list-item>
        <text:list-item>
          <text:p text:style-name="P16"><text:span text:style-name="Strong_20_Emphasis">Estilos CSS (Básico): 4/10</text:span></text:p>
          <text:list>
            <text:list-item>
              <text:p text:style-name="P16">Gran parte del CSS para el header, footer, el "card" del formulario, los campos input y el botón serán <text:span text:style-name="Strong_20_Emphasis">reutilizables directamente</text:span> de la página de registro. Esto es muy eficiente.</text:p>
            </text:list-item>
            <text:list-item>
              <text:p text:style-name="P16">El posicionamiento del formulario y la imagen también se puede copiar.</text:p>
            </text:list-item>
          </text:list>
        </text:list-item>
        <text:list-item>
          <text:p text:style-name="P16"><text:span text:style-name="Strong_20_Emphasis">JavaScript (Validación del Formulario): 5/10</text:span></text:p>
          <text:list>
            <text:list-item>
              <text:p text:style-name="P16">Necesitarás JS para validar que los campos de correo y contraseña no estén vacíos antes de enviar el formulario. Es una validación básica.</text:p>
            </text:list-item>
          </text:list>
        </text:list-item>
        <text:list-item>
          <text:p text:style-name="P16"><text:span text:style-name="Strong_20_Emphasis">PHP/MySQL (Backend para Inicio de Sesión): 9/10</text:span></text:p>
          <text:list>
            <text:list-item>
              <text:p text:style-name="P16"><text:span text:style-name="Strong_20_Emphasis">Requerido:</text:span> Esta es la parte más compleja. Implica:</text:p>
              <text:list>
                <text:list-item>
                  <text:p text:style-name="P16">Recibir los datos del formulario.</text:p>
                </text:list-item>
                <text:list-item>
                  <text:p text:style-name="P16">Consultar la base de datos para ver si existe un usuario con ese correo electrónico.</text:p>
                </text:list-item>
                <text:list-item>
                  <text:p text:style-name="P16">Verificar la contraseña ingresada contra la contraseña hasheada almacenada en la base de datos (password_verify() en PHP).</text:p>
                </text:list-item>
                <text:list-item>
                  <text:p text:style-name="P16">Si las credenciales son correctas, iniciar una sesión para el usuario (usando session_start() y $_SESSION en PHP).</text:p>
                </text:list-item>
                <text:list-item>
                  <text:p text:style-name="P16">Redirigir al usuario a una página protegida (ej. el dashboard de usuario).</text:p>
                </text:list-item>
                <text:list-item>
                  <text:p text:style-name="P16">Manejar errores (ej. "Credenciales incorrectas", "Usuario no encontrado").</text:p>
                </text:list-item>
                <text:list-item>
                  <text:p text:style-name="P16">Gestión de sesiones seguras.</text:p>
                </text:list-item>
              </text:list>
            </text:list-item>
          </text:list>
        </text:list-item>
      </text:list>
      <text:p text:style-name="P4"><text:span text:style-name="Strong_20_Emphasis">Tips para Armar el Sistema:</text:span></text:p>
      <text:list text:style-name="L5">
        <text:list-item>
          <text:p text:style-name="P17"><text:span text:style-name="Strong_20_Emphasis">Reutilización al Máximo:</text:span> Como ya mencioné, la mayor parte del HTML y CSS de esta página será idéntico o muy similar al de la página de registro. Esto te ahorrará muchísimo <text:soft-page-break/>tiempo. Crea clases CSS genéricas para formularios (.form-card, .form-input, .btn-primary) y aplícalas.</text:p>
        </text:list-item>
        <text:list-item>
          <text:p text:style-name="P17"><text:span text:style-name="Strong_20_Emphasis">Seguridad de Inicio de Sesión (PHP/MySQL):</text:span></text:p>
          <text:list>
            <text:list-item>
              <text:p text:style-name="P17"><text:span text:style-name="Strong_20_Emphasis">Autenticación:</text:span> Implementa la lógica de autenticación de forma segura. NUNCA compares contraseñas en texto plano. Usa password_verify().</text:p>
            </text:list-item>
            <text:list-item>
              <text:p text:style-name="P17"><text:span text:style-name="Strong_20_Emphasis">Sesiones:</text:span> Utiliza sesiones para mantener al usuario logueado. Asegúrate de configurar las sesiones de forma segura (ej. session_set_cookie_params() para httponly, secure, samesite).</text:p>
            </text:list-item>
            <text:list-item>
              <text:p text:style-name="P17"><text:span text:style-name="Strong_20_Emphasis">Prevención de Ataques:</text:span></text:p>
              <text:list>
                <text:list-item>
                  <text:p text:style-name="P17"><text:span text:style-name="Strong_20_Emphasis">SQL Injection:</text:span> ¡De nuevo, sentencias preparadas son obligatorias!</text:p>
                </text:list-item>
                <text:list-item>
                  <text:p text:style-name="P17"><text:span text:style-name="Strong_20_Emphasis">Brute-Force:</text:span> Considera implementar alguna forma de limitar intentos de inicio de sesión fallidos (ej. un contador de intentos y bloqueo temporal del usuario o IP después de X intentos). Esto es un extra para un proyecto universitario, pero es una buena práctica.</text:p>
                </text:list-item>
                <text:list-item>
                  <text:p text:style-name="P17"><text:span text:style-name="Strong_20_Emphasis">CSRF:</text:span> Para formularios que cambian el estado del servidor, como iniciar sesión, es buena práctica añadir tokens CSRF, aunque para un proyecto inicial quizás sea más avanzado.</text:p>
                </text:list-item>
              </text:list>
            </text:list-item>
          </text:list>
        </text:list-item>
        <text:list-item>
          <text:p text:style-name="P17"><text:span text:style-name="Strong_20_Emphasis">Redirección:</text:span> Después de un inicio de sesión exitoso, redirige al usuario a la página de su perfil o dashboard. Si fallan, muestra un mensaje de error claro pero genérico (ej. "Correo o contraseña incorrectos" en lugar de "Usuario no encontrado" para no dar pistas a atacantes).</text:p>
        </text:list-item>
        <text:list-item>
          <text:p text:style-name="P17"><text:span text:style-name="Strong_20_Emphasis">Enlace de "Olvidé mi contraseña":</text:span> A menudo, las páginas de inicio de sesión incluyen un enlace "Olvidé mi contraseña". Para tu proyecto universitario, puedes omitirlo para simplificar, pero tenlo en cuenta para el futuro.</text:p>
        </text:list-item>
      </text:list>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Nombre de la pagina: <text:span text:style-name="T4">Principal</text:span>.html</text:p>
      <text:p text:style-name="P7">Ubicacion: Post-login</text:p>
      <text:p text:style-name="P3"><text:span text:style-name="Strong_20_Emphasis">Dificultad: Estimada: </text:span><text:span text:style-name="Strong_20_Emphasis"><text:span text:style-name="T4">7</text:span></text:span><text:span text:style-name="Strong_20_Emphasis">/10</text:span></text:p>
      <text:p text:style-name="P3"><text:span text:style-name="Strong_20_Emphasis"/></text:p>
      <text:p text:style-name="P4"><text:span text:style-name="Strong_20_Emphasis">Estructura HTML (Media): 6/10</text:span></text:p>
      <text:list text:style-name="L6">
        <text:list-item>
          <text:list>
            <text:list-item>
              <text:p text:style-name="P18">Un header más complejo con la barra de búsqueda, la navegación y los iconos.</text:p>
            </text:list-item>
            <text:list-item>
              <text:p text:style-name="P18">Múltiples sections o divs para organizar el contenido (banner principal, sección de artistas, sección inferior).</text:p>
            </text:list-item>
            <text:list-item>
              <text:p text:style-name="P18">Dentro de la sección de artistas, una estructura de grid o flexbox para las 6 tarjetas.</text:p>
            </text:list-item>
          </text:list>
        </text:list-item>
        <text:list-item>
          <text:p text:style-name="P18"><text:span text:style-name="Strong_20_Emphasis">Estilos CSS (Media a Avanzada): 7/10</text:span></text:p>
          <text:list>
            <text:list-item>
              <text:p text:style-name="P18"><text:soft-page-break/><text:span text:style-name="Strong_20_Emphasis">Layout Adaptativo:</text:span> Esta página requiere un manejo más sofisticado de CSS para que se vea bien en diferentes tamaños de pantalla (responsive design). Flexbox y CSS Grid serán indispensables para el layout general y las tarjetas de artistas.</text:p>
            </text:list-item>
            <text:list-item>
              <text:p text:style-name="P18"><text:span text:style-name="Strong_20_Emphasis">Estilos del Header:</text:span> Barra de búsqueda (input con icono), menú (nav con ul/li), iconos (usar bibliotecas de iconos como Font Awesome o SVG).</text:p>
            </text:list-item>
            <text:list-item>
              <text:p text:style-name="P18"><text:span text:style-name="Strong_20_Emphasis">Estilo del "card" de banner y las tarjetas de artistas:</text:span> Fondos oscuros, border-radius, box-shadow (opcional), padding.</text:p>
            </text:list-item>
            <text:list-item>
              <text:p text:style-name="P18"><text:span text:style-name="Strong_20_Emphasis">Efectos Visuales:</text:span></text:p>
              <text:list>
                <text:list-item>
                  <text:p text:style-name="P19">La visualización de audio en la esquina superior izquierda: Esto es <text:span text:style-name="Strong_20_Emphasis">8/10</text:span> si quieres que sea una animación <text:span text:style-name="T2">real</text:span> que reaccione al sonido (requiere JS avanzado, API de audio, o Canvas). Si es una animación decorativa en bucle con CSS/JS básico, es un <text:span text:style-name="Strong_20_Emphasis">6/10</text:span>. Si es una imagen estática, es <text:span text:style-name="Strong_20_Emphasis">2/10</text:span>. Para empezar, quizás una animación básica o estática es lo más manejable.</text:p>
                </text:list-item>
                <text:list-item>
                  <text:p text:style-name="P18">La guitarra neón: Si es una imagen PNG con transparencia, es <text:span text:style-name="Strong_20_Emphasis">2/10</text:span>. Si quieres que la "luz neón" de la guitarra sea una animación CSS/JS, es un <text:span text:style-name="Strong_20_Emphasis">6/10</text:span>.</text:p>
                </text:list-item>
                <text:list-item>
                  <text:p text:style-name="P18">Efectos hover en las tarjetas de artistas: <text:span text:style-name="Strong_20_Emphasis">4/10</text:span> (fácil de añadir con CSS).</text:p>
                </text:list-item>
              </text:list>
            </text:list-item>
          </text:list>
        </text:list-item>
        <text:list-item>
          <text:p text:style-name="P18"><text:span text:style-name="Strong_20_Emphasis">JavaScript (Interacciones y Contenido Dinámico): 7/10</text:span></text:p>
          <text:list>
            <text:list-item>
              <text:p text:style-name="P18"><text:span text:style-name="Strong_20_Emphasis">Funcionalidad de la barra de búsqueda:</text:span> Autocompletar (opcional, sube la dificultad), manejar el envío de la búsqueda.</text:p>
            </text:list-item>
            <text:list-item>
              <text:p text:style-name="P18"><text:span text:style-name="Strong_20_Emphasis">Cargar contenido dinámicamente:</text:span> Para las tarjetas de artistas, lo más probable es que necesites JS para obtener los datos de artistas de una API/base de datos y "pintarlos" en la página. Esto es crucial para un dashboard real.</text:p>
            </text:list-item>
            <text:list-item>
              <text:p text:style-name="P18"><text:span text:style-name="Strong_20_Emphasis">Funcionalidad del reproductor de música:</text:span> Si los iconos de play en las tarjetas son funcionales.</text:p>
            </text:list-item>
          </text:list>
        </text:list-item>
        <text:list-item>
          <text:p text:style-name="P18"><text:span text:style-name="Strong_20_Emphasis">PHP/MySQL (Backend para Contenido Dinámico): 9/10</text:span></text:p>
          <text:list>
            <text:list-item>
              <text:p text:style-name="P18"><text:span text:style-name="Strong_20_Emphasis">Servir contenido:</text:span> Necesitarás PHP para consultar la base de datos (MySQL) y obtener la lista de artistas, géneros, información de usuarios, etc.</text:p>
            </text:list-item>
            <text:list-item>
              <text:p text:style-name="P18"><text:span text:style-name="Strong_20_Emphasis">APIs:</text:span> Desarrollar APIs RESTful en PHP para que JavaScript pueda solicitar y recibir los datos de manera asíncrona.</text:p>
            </text:list-item>
            <text:list-item>
              <text:p text:style-name="P18"><text:span text:style-name="Strong_20_Emphasis">Gestión de sesiones:</text:span> Asegurar que solo usuarios autenticados puedan acceder a esta página y su contenido personalizado.</text:p>
            </text:list-item>
          </text:list>
        </text:list-item>
      </text:list>
      <text:p text:style-name="P4"><text:span text:style-name="Strong_20_Emphasis">ips para Armar el Sistema:</text:span></text:p>
      <text:list text:style-name="L7">
        <text:list-item>
          <text:p text:style-name="P20"><text:span text:style-name="Strong_20_Emphasis">Modularidad Extrema (CSS y HTML):</text:span></text:p>
          <text:list>
            <text:list-item>
              <text:p text:style-name="P20"><text:span text:style-name="Strong_20_Emphasis">Componentes:</text:span> Piensa en cada "card" de artista como un componente reutilizable. Define su HTML y CSS una vez y úsalo con diferentes datos. Lo mismo para el encabezado.</text:p>
            </text:list-item>
            <text:list-item>
              <text:p text:style-name="P20"><text:soft-page-break/><text:span text:style-name="Strong_20_Emphasis">CSS Grid para Layout:</text:span> Para el diseño principal de esta página (cómo se distribuyen las secciones), CSS Grid es ideal. Para las tarjetas de artistas, también puedes usar Grid o Flexbox.</text:p>
            </text:list-item>
            <text:list-item>
              <text:p text:style-name="P20"><text:span text:style-name="Strong_20_Emphasis">SCSS/SASS (Opcional):</text:span> Si estás dispuesta a aprender un preprocesador CSS, SCSS te ayudaría muchísimo a organizar tu CSS en archivos más pequeños y reutilizables.</text:p>
            </text:list-item>
          </text:list>
        </text:list-item>
        <text:list-item>
          <text:p text:style-name="P20"><text:span text:style-name="Strong_20_Emphasis">Imágenes Optimizadas:</text:span> Con tantas imágenes, la optimización es clave para la velocidad de carga. Usa formatos modernos (WebP) y comprime tus imágenes.</text:p>
        </text:list-item>
        <text:list-item>
          <text:p text:style-name="P20"><text:span text:style-name="Strong_20_Emphasis">Contenido Dinámico con JavaScript (Fetch API):</text:span></text:p>
          <text:list>
            <text:list-item>
              <text:p text:style-name="P20">No "hardcodees" los datos de los artistas directamente en el HTML. En su lugar, usa JavaScript (la fetch API) para hacer solicitudes HTTP a tu backend (PHP) para obtener esos datos.</text:p>
            </text:list-item>
            <text:list-item>
              <text:p text:style-name="P20">Luego, JavaScript "construirá" los elementos HTML de las tarjetas de artistas con esos datos.</text:p>
            </text:list-item>
          </text:list>
        </text:list-item>
        <text:list-item>
          <text:p text:style-name="P20"><text:span text:style-name="Strong_20_Emphasis">Backend (PHP) y Bases de Datos (MySQL):</text:span></text:p>
          <text:list>
            <text:list-item>
              <text:p text:style-name="P20"><text:span text:style-name="Strong_20_Emphasis">Modelado de Datos:</text:span> Piensa en cómo estructurarás tu base de datos: tablas para usuarios, artistas, canciones, géneros, bibliotecas de usuarios, etc.</text:p>
            </text:list-item>
            <text:list-item>
              <text:p text:style-name="P20"><text:span text:style-name="Strong_20_Emphasis">APIs RESTful:</text:span> Tu PHP no solo generará HTML, sino que también actuará como un "servidor de datos" para tu JavaScript. Esto significa crear endpoints como /api/artists, /api/genres, etc., que devuelvan datos en formato JSON.</text:p>
            </text:list-item>
            <text:list-item>
              <text:p text:style-name="P20"><text:span text:style-name="Strong_20_Emphasis">Autenticación de API:</text:span> Para APIs que requieren inicio de sesión, PHP necesitará verificar la sesión del usuario para autorizar el acceso a los datos.</text:p>
            </text:list-item>
          </text:list>
        </text:list-item>
      </text:list>
      <text:p text:style-name="P4"><text:span text:style-name="Strong_20_Emphasis">Aclaración sobre el icono musical como notificaciones:</text:span></text:p>
      <text:list text:style-name="L8">
        <text:list-item>
          <text:p text:style-name="P21"><text:span text:style-name="Strong_20_Emphasis">HTML/CSS:</text:span> En ese caso, ese icono musical (que parece una nota musical con un pequeño punto/círculo que suele indicar notificaciones pendientes) sería un &lt;a&gt; (enlace) o &lt;button&gt; con un &lt;i&gt; (icono) dentro.</text:p>
        </text:list-item>
        <text:list-item>
          <text:p text:style-name="P21"><text:span text:style-name="Strong_20_Emphasis">JavaScript:</text:span> Si hay notificaciones, necesitarías JavaScript para:</text:p>
          <text:list>
            <text:list-item>
              <text:p text:style-name="P21">Consultar al servidor (PHP/MySQL) si hay nuevas notificaciones para el usuario.</text:p>
            </text:list-item>
            <text:list-item>
              <text:p text:style-name="P21">Actualizar visualmente el icono (ej. añadir un contador numérico, cambiar el color, o añadir ese pequeño punto/círculo rojo si no está ya en el diseño del icono) si las hay.</text:p>
            </text:list-item>
            <text:list-item>
              <text:p text:style-name="P21">Manejar el clic en el icono para mostrar un menú desplegable de notificaciones o redirigir a una página de notificaciones.</text:p>
            </text:list-item>
          </text:list>
        </text:list-item>
        <text:list-item>
          <text:p text:style-name="P21"><text:span text:style-name="Strong_20_Emphasis">PHP/MySQL:</text:span> Necesitarías una tabla en tu base de datos para notificaciones (con campos como user_id, message, is_read, timestamp) y PHP para:</text:p>
          <text:list>
            <text:list-item>
              <text:p text:style-name="P21">Crear nuevas notificaciones cuando sea necesario (ej. un nuevo seguidor, un comentario en su música).</text:p>
            </text:list-item>
            <text:list-item>
              <text:p text:style-name="P21">Recuperar las notificaciones no leídas para un usuario específico.</text:p>
            </text:list-item>
          </text:list>
        </text:list-item>
      </text:list>
      <text:p text:style-name="P3"><text:span text:style-name="Strong_20_Emphasis"/></text:p>
      <text:p text:style-name="P4"><text:soft-page-break/><text:span text:style-name="Strong_20_Emphasis">Frontend (HTML/CSS/JS): Añadir la lógica para un contador de notificaciones o cambiar el estado del icono es un +1 a la dificultad de JS para la página principal.</text:span></text:p>
      <text:list text:style-name="L9">
        <text:list-item>
          <text:p text:style-name="P22"><text:span text:style-name="Strong_20_Emphasis">Backend (PHP/MySQL):</text:span> Implementar el sistema de notificaciones completo (creación, consulta, marcado como leído) es un <text:span text:style-name="Strong_20_Emphasis">+1</text:span> a la dificultad de PHP/MySQL para el backend en general.</text:p>
        </text:list-item>
      </text:list>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Nombre de la pagina: <text:span text:style-name="T5">Perfil</text:span>.html</text:p>
      <text:p text:style-name="P3"><text:span text:style-name="Strong_20_Emphasis">Dificultad: Estimada: 8/10</text:span></text:p>
      <text:p text:style-name="P3"><text:span text:style-name="Strong_20_Emphasis"/></text:p>
      <text:p text:style-name="P4"><text:span text:style-name="Strong_20_Emphasis">Estructura HTML (Media): 6/10</text:span></text:p>
      <text:list text:style-name="L10">
        <text:list-item>
          <text:list>
            <text:list-item>
              <text:p text:style-name="P23">Header reutilizado.</text:p>
            </text:list-item>
            <text:list-item>
              <text:p text:style-name="P23">Un contenedor principal para el perfil y otro para "Mis canciones".</text:p>
            </text:list-item>
            <text:list-item>
              <text:p text:style-name="P23">Dentro del perfil: div para el avatar, div para el nombre/descripción.</text:p>
            </text:list-item>
            <text:list-item>
              <text:p text:style-name="P23">Para "Mis canciones": un contenedor (div o section) que aloja múltiples "cards" de canciones. Cada "card" de canción es una estructura con imagen, texto y el icono de corazón.</text:p>
            </text:list-item>
            <text:list-item>
              <text:p text:style-name="P23">Footer con enlaces.</text:p>
            </text:list-item>
          </text:list>
        </text:list-item>
        <text:list-item>
          <text:p text:style-name="P23"><text:span text:style-name="Strong_20_Emphasis">Estilos CSS (Media a Avanzada): 7/10</text:span></text:p>
          <text:list>
            <text:list-item>
              <text:p text:style-name="P23"><text:span text:style-name="Strong_20_Emphasis">Layout Responsive:</text:span> Nuevamente, el uso de Flexbox o CSS Grid será crucial para el layout general y para cada "card" de canción.</text:p>
            </text:list-item>
            <text:list-item>
              <text:p text:style-name="P23"><text:span text:style-name="Strong_20_Emphasis">Estilo del Avatar:</text:span> Circular, con el efecto de borde/luz (similar al de la página de inicio, quizás con una animación sutil si lo deseas).</text:p>
            </text:list-item>
            <text:list-item>
              <text:p text:style-name="P23"><text:span text:style-name="Strong_20_Emphasis">Estilo de los "cards" de Perfil y Canciones:</text:span> Fondos oscuros, border-radius, padding, box-shadow (opcional), display: flex o grid para el contenido interno.</text:p>
            </text:list-item>
            <text:list-item>
              <text:p text:style-name="P23"><text:span text:style-name="Strong_20_Emphasis">Iconos:</text:span> Para el + de edición y los corazones (Font Awesome, SVG).</text:p>
            </text:list-item>
            <text:list-item>
              <text:p text:style-name="P23"><text:span text:style-name="Strong_20_Emphasis">Visualizador de Audio:</text:span> Si es animado, similar al de la página principal, sube a <text:span text:style-name="Strong_20_Emphasis">6-8/10</text:span> (CSS animations/JS Canvas). Si es una imagen estática, <text:span text:style-name="Strong_20_Emphasis">2/10</text:span>.</text:p>
            </text:list-item>
            <text:list-item>
              <text:p text:style-name="P23"><text:span text:style-name="Strong_20_Emphasis">Botón "Subir música":</text:span> Fácil de estilizar con el color vibrante.</text:p>
            </text:list-item>
            <text:list-item>
              <text:p text:style-name="P23"><text:span text:style-name="Strong_20_Emphasis">Estilo del Footer:</text:span> Sencillo.</text:p>
            </text:list-item>
          </text:list>
        </text:list-item>
        <text:list-item>
          <text:p text:style-name="P23"><text:span text:style-name="Strong_20_Emphasis">JavaScript (Interacciones y Contenido Dinámico): 7/10</text:span></text:p>
          <text:list>
            <text:list-item>
              <text:p text:style-name="P23"><text:span text:style-name="Strong_20_Emphasis">Cargar Datos del Perfil:</text:span> JS para obtener el nombre, descripción, avatar y lista de canciones del usuario desde el backend.</text:p>
            </text:list-item>
            <text:list-item>
              <text:p text:style-name="P23"><text:span text:style-name="Strong_20_Emphasis">Funcionalidad del + (Editar/Subir Foto):</text:span> Podría abrir un modal o redirigir a una página de edición de perfil.</text:p>
            </text:list-item>
            <text:list-item>
              <text:p text:style-name="P23"><text:soft-page-break/><text:span text:style-name="Strong_20_Emphasis">Funcionalidad del Corazón (Likes):</text:span> JS para manejar el "like/dislike" de una canción (enviar solicitud al backend) y actualizar el contador en el frontend sin recargar la página.</text:p>
            </text:list-item>
            <text:list-item>
              <text:p text:style-name="P23"><text:span text:style-name="Strong_20_Emphasis">Visualizador de Audio:</text:span> Si es animado y representa audio real, es más complejo. Si es decorativo, es más simple.</text:p>
            </text:list-item>
          </text:list>
        </text:list-item>
        <text:list-item>
          <text:p text:style-name="P23"><text:span text:style-name="Strong_20_Emphasis">PHP/MySQL (Backend para Perfil y Canciones): 9/10</text:span></text:p>
          <text:list>
            <text:list-item>
              <text:p text:style-name="P23"><text:span text:style-name="Strong_20_Emphasis">Obtener Datos de Usuario:</text:span> PHP para consultar la base de datos y obtener toda la información del usuario logueado (nombre, descripción, URL del avatar).</text:p>
            </text:list-item>
            <text:list-item>
              <text:p text:style-name="P24"><text:span text:style-name="Strong_20_Emphasis">Listar Canciones:</text:span> Consultar la base de datos para obtener <text:span text:style-name="T2">todas las canciones</text:span> subidas por <text:span text:style-name="T2">ese usuario</text:span>, incluyendo su miniatura, descripción, autor, fecha y número de likes.</text:p>
            </text:list-item>
            <text:list-item>
              <text:p text:style-name="P23"><text:span text:style-name="Strong_20_Emphasis">Funcionalidad de Likes:</text:span> Endpoint de PHP para procesar "likes" (incrementar/decrementar un contador en la base de datos).</text:p>
            </text:list-item>
            <text:list-item>
              <text:p text:style-name="P23"><text:span text:style-name="Strong_20_Emphasis">Carga de Imágenes/Archivos:</text:span> Si el + permite subir una nueva foto de perfil o el botón "Subir música" permite cargar archivos de audio y miniaturas, esto es una funcionalidad compleja de backend (manejo de archivos, almacenamiento en servidor/cloud, actualización de base de datos).</text:p>
            </text:list-item>
          </text:list>
        </text:list-item>
      </text:list>
      <text:p text:style-name="Text_20_body"><text:span text:style-name="Strong_20_Emphasis">Dificultad Promedio Estimada: 7.5/10</text:span> (Esta es una página con mucha interactividad y contenido dinámico, lo que la hace una de las más desafiantes en términos de integración frontend-backend).</text:p>
      <text:p text:style-name="Text_20_body"><text:span text:style-name="Strong_20_Emphasis">Tips para Armar el Sistema:</text:span></text:p>
      <text:list text:style-name="L11">
        <text:list-item>
          <text:p text:style-name="P25"><text:span text:style-name="Strong_20_Emphasis">APIs Bien Definidas:</text:span> Necesitarás endpoints PHP claros para:</text:p>
          <text:list>
            <text:list-item>
              <text:p text:style-name="P25">GET /api/user/profile (para obtener la info del usuario)</text:p>
            </text:list-item>
            <text:list-item>
              <text:p text:style-name="P25">GET /api/user/songs (para obtener las canciones del usuario)</text:p>
            </text:list-item>
            <text:list-item>
              <text:p text:style-name="P25">POST /api/song/{id}/like (para gestionar los likes)</text:p>
            </text:list-item>
            <text:list-item>
              <text:p text:style-name="P25">POST /api/upload/avatar (si permite subir foto de perfil)</text:p>
            </text:list-item>
            <text:list-item>
              <text:p text:style-name="P25">POST /api/upload/song (para subir música)</text:p>
            </text:list-item>
          </text:list>
        </text:list-item>
        <text:list-item>
          <text:p text:style-name="P25"><text:span text:style-name="Strong_20_Emphasis">Manejo de Archivos (PHP):</text:span> Si vas a permitir subir imágenes y archivos de audio, investiga cómo manejar las subidas de archivos en PHP ($_FILES), validación de tipo/tamaño, y cómo almacenarlos de forma segura (normalmente en el servidor o un servicio de almacenamiento en la nube, y guardar la URL en la BD).</text:p>
        </text:list-item>
        <text:list-item>
          <text:p text:style-name="P25"><text:span text:style-name="Strong_20_Emphasis">Frontend Dinámico:</text:span> Usa JS para iterar sobre los datos recibidos de PHP y construir dinámicamente las "cards" de canciones.</text:p>
        </text:list-item>
        <text:list-item>
          <text:p text:style-name="P25"><text:span text:style-name="Strong_20_Emphasis">UX para Subida:</text:span> Para "Subir música", un modal con un formulario de subida o una página dedicada sería ideal. Considera una barra de progreso para archivos grandes.</text:p>
        </text:list-item>
        <text:list-item>
          <text:p text:style-name="P25"><text:span text:style-name="Strong_20_Emphasis">Paginación/Carga Infinita (Opcional):</text:span> Si un usuario tiene muchas canciones, considera implementar paginación o una carga "infinita" (cargar más canciones al hacer scroll) para mejorar el rendimiento. Para el proyecto universitario, mostrar un número limitado es suficiente.</text:p>
        </text:list-item>
        <text:list-item>
          <text:p text:style-name="P25"><text:soft-page-break/><text:span text:style-name="Strong_20_Emphasis">Editar Descripción/Nombre:</text:span> Podrías hacer que los campos de nombre/descripción sean editables "en línea" al hacer clic en un icono de lápiz, o redirigir a una página de "Editar Perfil".</text:p>
        </text:list-item>
      </text:list>
      <text:p text:style-name="P3"><text:span text:style-name="Strong_20_Emphasis"/></text:p>
      <text:p text:style-name="P3"><text:span text:style-name="Strong_20_Emphasis"/></text:p>
      <text:p text:style-name="P5">Nombre de la pagina: <text:span text:style-name="T6">Subir</text:span>.html</text:p>
      <text:p text:style-name="P5"><text:span text:style-name="Strong_20_Emphasis">Dificultad: Estimada: 8.</text:span><text:span text:style-name="Strong_20_Emphasis"><text:span text:style-name="T6">5</text:span></text:span><text:span text:style-name="Strong_20_Emphasis">/10</text:span></text:p>
      <text:p text:style-name="P5"><text:span text:style-name="Strong_20_Emphasis"/></text:p>
      <text:p text:style-name="P6"><text:span text:style-name="Strong_20_Emphasis">Estructura HTML (Media): 5/10</text:span></text:p>
      <text:list text:style-name="L12">
        <text:list-item>
          <text:list>
            <text:list-item>
              <text:p text:style-name="P26">Header reutilizado.</text:p>
            </text:list-item>
            <text:list-item>
              <text:p text:style-name="P26">Un contenedor principal para el formulario de subida.</text:p>
            </text:list-item>
            <text:list-item>
              <text:p text:style-name="P26">div para el botón "Volver".</text:p>
            </text:list-item>
            <text:list-item>
              <text:p text:style-name="P26">Los campos de formulario (input type="text", select, textarea para descripción).</text:p>
            </text:list-item>
            <text:list-item>
              <text:p text:style-name="P27">Las zonas de <text:span text:style-name="T2">drag-and-drop</text:span> serán divs con estilos específicos y un input type="file" oculto.</text:p>
            </text:list-item>
            <text:list-item>
              <text:p text:style-name="P26">Botones al final.</text:p>
            </text:list-item>
          </text:list>
        </text:list-item>
        <text:list-item>
          <text:p text:style-name="P26"><text:span text:style-name="Strong_20_Emphasis">Estilos CSS (Media): 6/10</text:span></text:p>
          <text:list>
            <text:list-item>
              <text:p text:style-name="P26"><text:span text:style-name="Strong_20_Emphasis">Layout:</text:span> Flexbox para organizar los elementos dentro del formulario (especialmente los botones al final) y centrar el formulario principal.</text:p>
            </text:list-item>
            <text:list-item>
              <text:p text:style-name="P26"><text:span text:style-name="Strong_20_Emphasis">Estilo de los campos input y select:</text:span> Coherente con los anteriores.</text:p>
            </text:list-item>
            <text:list-item>
              <text:p text:style-name="P27"><text:span text:style-name="Strong_20_Emphasis">Estilo de las zonas de </text:span><text:span text:style-name="Strong_20_Emphasis"><text:span text:style-name="T2">Drag-and-Drop</text:span></text:span><text:span text:style-name="Strong_20_Emphasis">:</text:span> Esto requiere un poco más de CSS para los bordes punteados, el icono, el texto y los estados de hover o dragover.</text:p>
            </text:list-item>
            <text:list-item>
              <text:p text:style-name="P26"><text:span text:style-name="Strong_20_Emphasis">Estilo de los botones:</text:span> El botón azul y el gris, con sus respectivos estados.</text:p>
            </text:list-item>
            <text:list-item>
              <text:p text:style-name="P26"><text:span text:style-name="Strong_20_Emphasis">Flecha "Volver":</text:span> Icono (SVG o librería) y texto.</text:p>
            </text:list-item>
          </text:list>
        </text:list-item>
        <text:list-item>
          <text:p text:style-name="P26"><text:span text:style-name="Strong_20_Emphasis">JavaScript (Interacciones y Manejo de Archivos): 9/10</text:span></text:p>
          <text:list>
            <text:list-item>
              <text:p text:style-name="P26"><text:span text:style-name="Strong_20_Emphasis">Arrastrar y Soltar (Drag-and-Drop API):</text:span> Esta es la parte más compleja del frontend. Necesitarás JS para:</text:p>
              <text:list>
                <text:list-item>
                  <text:p text:style-name="P27">Prevenir el comportamiento predeterminado del navegador para <text:span text:style-name="T2">drag-and-drop</text:span>.</text:p>
                </text:list-item>
                <text:list-item>
                  <text:p text:style-name="P26">Manejar los eventos dragenter, dragleave, dragover, drop para las zonas de audio e imagen.</text:p>
                </text:list-item>
                <text:list-item>
                  <text:p text:style-name="P26">Cambiar los estilos de la zona al arrastrar (ej. borde resaltado).</text:p>
                </text:list-item>
                <text:list-item>
                  <text:p text:style-name="P26">Acceder a los archivos soltados y mostrarlos (ej. nombre del archivo) o cargarlos en un objeto File para luego enviarlos.</text:p>
                </text:list-item>
              </text:list>
            </text:list-item>
            <text:list-item>
              <text:p text:style-name="P26"><text:span text:style-name="Strong_20_Emphasis">Previsualización de Imagen:</text:span> Después de seleccionar o soltar una imagen de portada, JS para mostrar una previsualización.</text:p>
            </text:list-item>
            <text:list-item>
              <text:p text:style-name="P26"><text:soft-page-break/><text:span text:style-name="Strong_20_Emphasis">Validación de Formulario:</text:span> JS para validar que el título no esté vacío, que se haya seleccionado un género, y que se haya adjuntado un archivo de audio.</text:p>
            </text:list-item>
            <text:list-item>
              <text:p text:style-name="P26"><text:span text:style-name="Strong_20_Emphasis">Envío del Formulario (AJAX/Fetch):</text:span> Lo más probable es que quieras enviar el formulario de forma asíncrona (sin recargar la página) usando FormData y fetch API, especialmente si incluye archivos grandes, para mostrar una barra de progreso.</text:p>
            </text:list-item>
          </text:list>
        </text:list-item>
        <text:list-item>
          <text:p text:style-name="P26"><text:span text:style-name="Strong_20_Emphasis">PHP/MySQL (Backend para Subida de Canciones): 9/10</text:span></text:p>
          <text:list>
            <text:list-item>
              <text:p text:style-name="P26"><text:span text:style-name="Strong_20_Emphasis">Manejo de Archivos:</text:span> Esta es la parte más crítica y compleja. PHP debe ser capaz de:</text:p>
              <text:list>
                <text:list-item>
                  <text:p text:style-name="P26">Recibir archivos de audio (MP3, WAV, etc.) y de imagen (JPG, PNG).</text:p>
                </text:list-item>
                <text:list-item>
                  <text:p text:style-name="P26">Validar los tipos y tamaños de archivo.</text:p>
                </text:list-item>
                <text:list-item>
                  <text:p text:style-name="P26">Mover los archivos subidos a una ubicación segura en el servidor (o a un servicio de almacenamiento en la nube).</text:p>
                </text:list-item>
                <text:list-item>
                  <text:p text:style-name="P26">Guardar la información de la canción (título, descripción, autor, género, URL del archivo de audio, URL de la miniatura) en la base de datos MySQL.</text:p>
                </text:list-item>
              </text:list>
            </text:list-item>
            <text:list-item>
              <text:p text:style-name="P26"><text:span text:style-name="Strong_20_Emphasis">Seguridad:</text:span> Asegurarte de que solo usuarios autenticados puedan subir música. Prevenir subidas de archivos maliciosos.</text:p>
            </text:list-item>
            <text:list-item>
              <text:p text:style-name="P26"><text:span text:style-name="Strong_20_Emphasis">"Guardar como Borrador":</text:span> Lógica para guardar la canción en la BD pero con un estado de "borrador" en lugar de "publicado".</text:p>
            </text:list-item>
          </text:list>
        </text:list-item>
      </text:list>
      <text:p text:style-name="P6"><text:span text:style-name="Strong_20_Emphasis">Tips para Armar el Sistema:</text:span></text:p>
      <text:list text:style-name="L13">
        <text:list-item>
          <text:p text:style-name="P29"><text:span text:style-name="Strong_20_Emphasis">Prioriza la Funcionalidad Básica de Subida:</text:span> Antes de implementar el <text:span text:style-name="T2">drag-and-drop</text:span>, haz que funcione la subida tradicional (input type="file") con el botón "Seleccionar archivo". Una vez que eso funcione bien con el backend, añade el <text:span text:style-name="T2">drag-and-drop</text:span> como mejora.</text:p>
        </text:list-item>
        <text:list-item>
          <text:p text:style-name="P28"><text:span text:style-name="Strong_20_Emphasis">Manejo de Archivos en PHP ($_FILES):</text:span></text:p>
          <text:list>
            <text:list-item>
              <text:p text:style-name="P28">Familiarízate con la superglobal $_FILES en PHP.</text:p>
            </text:list-item>
            <text:list-item>
              <text:p text:style-name="P28">Valida siempre: $_FILES['audio_file']['error'], $_FILES['audio_file']['type'], $_FILES['audio_file']['size'].</text:p>
            </text:list-item>
            <text:list-item>
              <text:p text:style-name="P28">Usa move_uploaded_file() para mover el archivo de la carpeta temporal a su destino final.</text:p>
            </text:list-item>
            <text:list-item>
              <text:p text:style-name="P28">Genera nombres de archivo únicos para evitar colisiones (ej. usando uniqid() o hashes).</text:p>
            </text:list-item>
          </text:list>
        </text:list-item>
        <text:list-item>
          <text:p text:style-name="P28"><text:span text:style-name="Strong_20_Emphasis">Progreso de Subida (Opcional):</text:span> Si los archivos son grandes, considera usar JavaScript para mostrar una barra de progreso de subida. Esto requiere escuchar eventos de progreso durante la solicitud fetch.</text:p>
        </text:list-item>
        <text:list-item>
          <text:p text:style-name="P28"><text:span text:style-name="Strong_20_Emphasis">Backend para Géneros:</text:span> El dropdown de género musical probablemente obtendrá su lista de opciones desde la base de datos (una tabla generos), para que sea dinámico y fácil de actualizar.</text:p>
        </text:list-item>
        <text:list-item>
          <text:p text:style-name="P28"><text:soft-page-break/><text:span text:style-name="Strong_20_Emphasis">Notificaciones de Éxito/Error:</text:span> Después de intentar subir, muestra un mensaje claro al usuario (ej. "Canción subida con éxito" o "Error al subir la canción: [razón]").</text:p>
        </text:list-item>
        <text:list-item>
          <text:p text:style-name="P28"><text:span text:style-name="Strong_20_Emphasis">UX para Borrador:</text:span> Piensa en cómo el usuario accederá a sus borradores más tarde si guarda uno.</text:p>
        </text:list-item>
      </text:list>
      <text:p text:style-name="P8"><text:span text:style-name="Strong_20_Emphasis"><text:span text:style-name="T1"><text:s/></text:span></text:span><text:span text:style-name="Strong_20_Emphasis"><text:span text:style-name="T6">MENU DESPLEGABLE :</text:span></text:span><text:span text:style-name="Strong_20_Emphasis">mplementación (Dificultad):</text:span></text:p>
      <text:list text:style-name="L14">
        <text:list-item>
          <text:p text:style-name="P30"><text:span text:style-name="Strong_20_Emphasis">HTML (2/10):</text:span> Muy fácil. Se implementa con la etiqueta &lt;select&gt; y varias etiquetas &lt;option&gt;.</text:p>
          <text:p text:style-name="P30">code Html</text:p>
        </text:list-item>
      </text:list>
      <text:section text:style-name="Sect1" text:name="cdk-accordion-child-4">
        <text:list text:style-name="L15">
          <text:list-item>
            <text:p text:style-name="P10"><text:s text:c="4"/><text:span text:style-name="Source_20_Text">&lt;label for="genero"&gt;Género Musical&lt;/label&gt;</text:span></text:p>
            <text:p text:style-name="P9"><text:span text:style-name="Source_20_Text">&lt;select id="genero" name="genero"&gt;</text:span></text:p>
            <text:p text:style-name="P9"><text:span text:style-name="Source_20_Text"><text:s text:c="4"/>&lt;option value=""&gt;Selecciona un género&lt;/option&gt;</text:span></text:p>
            <text:p text:style-name="P9"><text:span text:style-name="Source_20_Text"><text:s text:c="4"/>&lt;option value="rock"&gt;Rock&lt;/option&gt;</text:span></text:p>
            <text:p text:style-name="P9"><text:span text:style-name="Source_20_Text"><text:s text:c="4"/>&lt;option value="pop"&gt;Pop&lt;/option&gt;</text:span></text:p>
            <text:p text:style-name="P9"><text:span text:style-name="Source_20_Text"><text:s text:c="4"/>&lt;option value="cumbia"&gt;Cumbia&lt;/option&gt;</text:span></text:p>
            <text:p text:style-name="P9"><text:span text:style-name="Source_20_Text"><text:s text:c="4"/>&lt;!-- Más opciones --&gt;</text:span></text:p>
            <text:p text:style-name="P9"><text:span text:style-name="Source_20_Text">&lt;/select&gt;</text:span></text:p>
            <text:p text:style-name="P11"><text:s text:c="2"/></text:p>
          </text:list-item>
        </text:list>
      </text:section>
      <text:list text:continue-numbering="true" text:style-name="L15">
        <text:list-item>
          <text:p text:style-name="P31"><text:span text:style-name="Strong_20_Emphasis">CSS (3/10):</text:span> Un poco más de esfuerzo si quieres que el select se vea estilizado y coincida con el resto de tu diseño, ya que los select por defecto del navegador a menudo no son muy bonitos. Podrías aplicar background-color, border, padding, color de texto. A veces, para estilos muy personalizados, se usan librerías JavaScript que simulan select (pero eso añade complejidad). Para tu proyecto, estilizar el select básico es suficiente.</text:p>
        </text:list-item>
        <text:list-item>
          <text:p text:style-name="P31"><text:span text:style-name="Strong_20_Emphasis">PHP/MySQL (5/10):</text:span></text:p>
          <text:list>
            <text:list-item>
              <text:p text:style-name="P31"><text:span text:style-name="Strong_20_Emphasis">Backend para Generar Opciones:</text:span> La lista de géneros (Rock, Pop, etc.) no debe estar "hardcodeada" en el HTML. Deberías tener una tabla en MySQL (ej. generos con campos id, nombre_genero).</text:p>
            </text:list-item>
            <text:list-item>
              <text:p text:style-name="P31">PHP consultaría esa tabla (SELECT id, nombre_genero FROM generos;) y generaría dinámicamente las etiquetas &lt;option&gt; al cargar la página. Esto hace que sea fácil añadir o eliminar géneros sin tocar el código HTML.</text:p>
            </text:list-item>
            <text:list-item>
              <text:p text:style-name="P31">Cuando el formulario se envía, PHP recibirá el value del género seleccionado (ej. "rock") y lo guardará en la base de datos de la canción.</text:p>
            </text:list-item>
          </text:list>
        </text:list-item>
      </text:list>
      <text:p text:style-name="Text_20_body"><text:span text:style-name="Strong_20_Emphasis">Consideraciones Adicionales:</text:span></text:p>
      <text:list text:style-name="L16">
        <text:list-item>
          <text:p text:style-name="P32"><text:span text:style-name="Strong_20_Emphasis">Opción por Defecto:</text:span> Es bueno tener una opción Selecciona un género que sea deshabilitada (disabled) y/o no tenga valor (value="") para que el usuario sea forzado a elegir uno real.</text:p>
        </text:list-item>
        <text:list-item>
          <text:p text:style-name="P32"><text:span text:style-name="Strong_20_Emphasis">Múltiples Géneros (Opcional):</text:span> Si en el futuro quieres permitir a los artistas seleccionar múltiples géneros para una canción, el control select puede configurarse con el atributo multiple, pero eso cambia bastante la lógica de almacenamiento en la base de datos (normalmente una tabla intermedia de canciones_generos). Para tu proyecto, un solo género es perfecto.</text:p>
        </text:list-item>
      </text:list>
      <text:p text:style-name="P5"><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4T09:35:52.832213162</meta:creation-date>
    <meta:editing-duration>PT1M13S</meta:editing-duration>
    <meta:editing-cycles>2</meta:editing-cycles>
    <meta:generator>LibreOffice/24.2.7.2$Linux_X86_64 LibreOffice_project/420$Build-2</meta:generator>
    <dc:date>2025-10-14T09:36:58.460693998</dc:date>
    <meta:document-statistic meta:table-count="0" meta:image-count="0" meta:object-count="0" meta:page-count="11" meta:paragraph-count="221" meta:word-count="3668" meta:character-count="22795" meta:non-whitespace-character-count="19510"/>
  </office:meta>
</office:document-meta>
</file>